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keep-together="always" fo:text-indent="0cm" style:auto-text-indent="false" fo:break-before="page" fo:keep-with-next="always"/>
      <style:text-properties officeooo:rsid="00190bb1" officeooo:paragraph-rsid="00248c53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5" style:family="paragraph">
      <loext:graphic-properties draw:fill="none"/>
      <style:paragraph-properties fo:text-align="star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/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/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a250b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47ce8c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5cm" fo:min-width="17.794cm" fo:padding-top="0.127cm" fo:padding-bottom="0.127cm" fo:padding-left="0.254cm" fo:padding-right="0.254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605cm" fo:min-width="9.814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609cm" fo:min-width="1.279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3">В</text:span></text:h>
      <text:p text:style-name="P1"><draw:g text:anchor-type="paragraph" draw:z-index="0" draw:name="Группа 212" draw:style-name="gr1"><draw:custom-shape draw:name="Rectangle 11" draw:style-name="gr2" draw:text-style-name="P5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5" svg:x1="-0.044cm" svg:y1="25.07cm" svg:x2="-0.042cm" svg:y2="26.538cm"><text:p/></draw:line><draw:line draw:name="Line 13" draw:style-name="gr3" draw:text-style-name="P5" svg:x1="-0.942cm" svg:y1="25.054cm" svg:x2="17.332cm" svg:y2="25.056cm"><text:p/></draw:line><draw:line draw:name="Line 14" draw:style-name="gr3" draw:text-style-name="P5" svg:x1="1.046cm" svg:y1="25.079cm" svg:x2="1.048cm" svg:y2="29.037cm"><text:p/></draw:line><draw:line draw:name="Line 15" draw:style-name="gr3" draw:text-style-name="P5" svg:x1="3.549cm" svg:y1="25.079cm" svg:x2="3.551cm" svg:y2="29.037cm"><text:p/></draw:line><draw:line draw:name="Line 16" draw:style-name="gr3" draw:text-style-name="P5" svg:x1="5.051cm" svg:y1="25.079cm" svg:x2="5.053cm" svg:y2="29.037cm"><text:p/></draw:line><draw:line draw:name="Line 17" draw:style-name="gr3" draw:text-style-name="P5" svg:x1="6.051cm" svg:y1="25.07cm" svg:x2="6.053cm" svg:y2="29.027cm"><text:p/></draw:line><draw:line draw:name="Line 18" draw:style-name="gr3" draw:text-style-name="P5" svg:x1="13.552cm" svg:y1="26.564cm" svg:x2="13.556cm" svg:y2="27.545cm"><text:p/></draw:line><draw:line draw:name="Line 19" draw:style-name="gr4" draw:text-style-name="P5" svg:x1="-0.942cm" svg:y1="28.051cm" svg:x2="6.033cm" svg:y2="28.055cm"><text:p/></draw:line><draw:line draw:name="Line 20" draw:style-name="gr4" draw:text-style-name="P5" svg:x1="-0.942cm" svg:y1="28.552cm" svg:x2="6.033cm" svg:y2="28.552cm"><text:p/></draw:line><draw:custom-shape draw:name="Rectangle 21" draw:style-name="gr5" draw:text-style-name="P7" svg:width="0.807cm" svg:height="0.436cm" svg:x="-0.902cm" svg:y="26.099cm"><text:p text:style-name="P6"><text:span text:style-name="T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7" svg:width="1.006cm" svg:height="0.436cm" svg:x="0.01cm" svg:y="26.099cm"><text:p text:style-name="P6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7" svg:width="2.354cm" svg:height="0.436cm" svg:x="1.123cm" svg:y="26.099cm"><text:p text:style-name="P6"><text:span text:style-name="T4">№ </text:span><text:span text:style-name="T4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7" svg:width="1.403cm" svg:height="0.436cm" svg:x="3.609cm" svg:y="26.099cm"><text:p text:style-name="P6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7" svg:width="0.914cm" svg:height="0.436cm" svg:x="5.092cm" svg:y="26.099cm"><text:p text:style-name="P6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7" svg:width="1.348cm" svg:height="0.436cm" svg:x="13.628cm" svg:y="26.587cm"><text:p text:style-name="P6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7" svg:width="1.348cm" svg:height="0.438cm" svg:x="13.628cm" svg:y="27.104cm"><text:p text:style-name="P6"><text:span text:style-name="T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8" svg:width="11.127cm" svg:height="0.675cm" svg:x="6.15cm" svg:y="25.488cm"><text:p text:style-name="P6"><text:span text:style-name="T5">БДАС.</text:span><text:span text:style-name="T5">4501</text:span><text:span text:style-name="T5">02.00</text:span><text:span text:style-name="T5">2 ТЗ</text:span></text:p><text:p text:style-name="P6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5" svg:x1="-0.94cm" svg:y1="26.552cm" svg:x2="17.334cm" svg:y2="26.554cm"><text:p/></draw:line><draw:line draw:name="Line 30" draw:style-name="gr3" draw:text-style-name="P5" svg:x1="-0.928cm" svg:y1="26.056cm" svg:x2="6.045cm" svg:y2="26.058cm"><text:p/></draw:line><draw:line draw:name="Line 31" draw:style-name="gr4" draw:text-style-name="P5" svg:x1="-0.942cm" svg:y1="25.555cm" svg:x2="6.033cm" svg:y2="25.557cm"><text:p/></draw:line><draw:line draw:name="Line 32" draw:style-name="gr4" draw:text-style-name="P5" svg:x1="-0.942cm" svg:y1="27.55cm" svg:x2="6.033cm" svg:y2="27.55cm"><text:p/></draw:line><draw:line draw:name="Line 33" draw:style-name="gr4" draw:text-style-name="P5" svg:x1="-0.942cm" svg:y1="27.049cm" svg:x2="6.033cm" svg:y2="27.051cm"><text:p/></draw:line><draw:g draw:name="Group 34" draw:style-name="gr13"><draw:custom-shape draw:name="Rectangle 35" draw:style-name="gr14" draw:text-style-name="P10" svg:width="3.523cm" svg:height="0.438cm" svg:x="-0.916cm" svg:y="26.601cm"><text:p text:style-name="P9"><text:span text:style-name="T4"><text:s/></text:span><text:span text:style-name="T4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1" svg:width="4.264cm" svg:height="0.438cm" svg:x="2.781cm" svg:y="26.601cm"><text:p text:style-name="P9"><text:span text:style-name="T7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10" svg:width="1.945cm" svg:height="0.436cm" svg:x="-0.916cm" svg:y="27.092cm"><text:p text:style-name="P9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0" svg:width="2.354cm" svg:height="0.436cm" svg:x="1.123cm" svg:y="27.092cm"><text:p text:style-name="P9"><text:span text:style-name="T4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10" svg:width="1.945cm" svg:height="0.436cm" svg:x="-0.916cm" svg:y="27.594cm"><text:p text:style-name="P9"><text:span text:style-name="T4"><text:s/></text:span><text:span text:style-name="T4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5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10" svg:width="1.945cm" svg:height="0.438cm" svg:x="-0.916cm" svg:y="28.083cm"><text:p text:style-name="P9"><text:span text:style-name="T4"><text:s/></text:span><text:span text:style-name="T4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10" svg:width="2.354cm" svg:height="0.438cm" svg:x="1.123cm" svg:y="28.083cm"><text:p text:style-name="P9"><text:span text:style-name="T4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10" svg:width="1.945cm" svg:height="0.436cm" svg:x="-0.916cm" svg:y="28.572cm"><text:p text:style-name="P9"><text:span text:style-name="T4"><text:s/></text:span><text:span text:style-name="T4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0" svg:width="2.354cm" svg:height="0.436cm" svg:x="1.123cm" svg:y="28.572cm"><text:p text:style-name="P9"><text:span text:style-name="T4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5" svg:x1="12.051cm" svg:y1="26.564cm" svg:x2="12.053cm" svg:y2="29.027cm"><text:p/></draw:line><draw:custom-shape draw:name="Rectangle 50" draw:style-name="gr20" draw:text-style-name="P12" svg:width="5.758cm" svg:height="2.276cm" svg:x="6.175cm" svg:y="26.667cm"><text:p text:style-name="P6"><text:span text:style-name="T8">Зыходны </text:span><text:span text:style-name="T8">код</text:span></text:p><text:p text:style-name="P6"><text:span text:style-name="T8">класа </text:span><text:span text:style-name="T8">Recalculatio</text:span><text:span text:style-name="T8">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5" svg:x1="12.064cm" svg:y1="27.053cm" svg:x2="17.342cm" svg:y2="27.055cm"><text:p/></draw:line><draw:line draw:name="Line 52" draw:style-name="gr3" draw:text-style-name="P5" svg:x1="12.063cm" svg:y1="27.55cm" svg:x2="17.343cm" svg:y2="27.554cm"><text:p/></draw:line><draw:line draw:name="Line 53" draw:style-name="gr3" draw:text-style-name="P5" svg:x1="15.053cm" svg:y1="26.564cm" svg:x2="15.057cm" svg:y2="27.545cm"><text:p/></draw:line><draw:custom-shape draw:name="Rectangle 54" draw:style-name="gr10" draw:text-style-name="P7" svg:width="1.348cm" svg:height="0.436cm" svg:x="12.132cm" svg:y="26.587cm"><text:p text:style-name="P6"><text:span text:style-name="T4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7" svg:width="2.128cm" svg:height="0.436cm" svg:x="15.136cm" svg:y="26.587cm"><text:p text:style-name="P6"><text:span text:style-name="T4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4" svg:width="2.128cm" svg:height="0.436cm" svg:x="15.148cm" svg:y="27.106cm"><text:p text:style-name="P13"><text:span text:style-name="T9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5" svg:x1="12.552cm" svg:y1="27.063cm" svg:x2="12.554cm" svg:y2="27.541cm"><text:p/></draw:line><draw:line draw:name="Line 58" draw:style-name="gr4" draw:text-style-name="P5" svg:x1="13.052cm" svg:y1="27.065cm" svg:x2="13.054cm" svg:y2="27.543cm"><text:p/></draw:line><draw:custom-shape draw:name="Rectangle 59" draw:style-name="gr22" draw:text-style-name="P8" svg:width="5.132cm" svg:height="0.622cm" svg:x="12.132cm" svg:y="27.951cm"><text:p text:style-name="P6"><text:span text:style-name="T10">БДАС </text:span><text:span text:style-name="T10">СП-741 </text:span></text:p><text:p text:style-name="P6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10" svg:width="1.945cm" svg:height="0.436cm" svg:x="-0.916cm" svg:y="27.092cm"><text:p text:style-name="P9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0" svg:width="2.354cm" svg:height="0.436cm" svg:x="1.123cm" svg:y="27.092cm"><text:p text:style-name="P9"><text:span text:style-name="T4">Рудинс</text:span><text:span text:style-name="T4">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import logging</text:p>
      <text:p text:style-name="P1">import threading</text:p>
      <text:p text:style-name="P1">import time</text:p>
      <text:p text:style-name="P1">from router import Router</text:p>
      <text:p text:style-name="P1"/>
      <text:p text:style-name="P1">class Recalculation(threading.Thread):</text:p>
      <text:p text:style-name="P1"><text:s text:c="4"/>TIMEOUT = 5</text:p>
      <text:p text:style-name="P1"/>
      <text:p text:style-name="P1"><text:s text:c="4"/>def __init__(self, router, coefficient, threshold):</text:p>
      <text:p text:style-name="P1"><text:s text:c="8"/>super().__init__()</text:p>
      <text:p text:style-name="P1"><text:s text:c="8"/>self.router = router</text:p>
      <text:p text:style-name="P1"><text:s text:c="8"/>self.coefficient = coefficient</text:p>
      <text:p text:style-name="P1"><text:s text:c="8"/>self.threshold = threshold</text:p>
      <text:p text:style-name="P1"/>
      <text:p text:style-name="P1"><text:s text:c="4"/>def run(self):</text:p>
      <text:p text:style-name="P1"><text:s text:c="8"/>while True:</text:p>
      <text:p text:style-name="P1"><text:s text:c="12"/>try:</text:p>
      <text:p text:style-name="P1"><text:s text:c="16"/>interfaces = self.router.get_interfaces()</text:p>
      <text:p text:style-name="P1"><text:s text:c="16"/>for interface in interfaces:</text:p>
      <text:p text:style-name="P1"><text:s text:c="20"/>name = interface.get_name()</text:p>
      <text:p text:style-name="P1"><text:s text:c="20"/>old_txload = interface.get_txload()</text:p>
      <text:p text:style-name="P1"><text:s text:c="20"/>current_txload = self.router.get_interface_txload(name)</text:p>
      <text:p text:style-name="P1"/>
      <text:p text:style-name="P1"><text:s text:c="20"/>new_txload = round(</text:p>
      <text:p text:style-name="P1"><text:s text:c="24"/>self.coefficient * old_txload + </text:p>
      <text:p text:style-name="P1"><text:s text:c="24"/>(1 - self.coefficient) * current_txload)</text:p>
      <text:h text:style-name="P3" text:outline-level="1"><draw:g text:anchor-type="paragraph" draw:z-index="1" draw:style-name="gr23"><draw:line draw:name="Line 18" draw:style-name="gr3" draw:text-style-name="P5" svg:x1="15.928cm" svg:y1="25.58cm" svg:x2="15.937cm" svg:y2="27.079cm"><text:p/></draw:line><draw:g draw:style-name="gr13"><draw:line draw:name="Line 17" draw:style-name="gr3" draw:text-style-name="P5" svg:x1="6.049cm" svg:y1="25.594cm" svg:x2="6.053cm" svg:y2="27.062cm"><text:p/></draw:line><draw:g draw:style-name="gr13"><draw:line draw:name="Line 16" draw:style-name="gr3" draw:text-style-name="P5" svg:x1="5.051cm" svg:y1="25.58cm" svg:x2="5.051cm" svg:y2="27.055cm"><text:p/></draw:line><draw:g draw:style-name="gr13"><draw:g draw:style-name="gr13"><draw:line draw:name="Line 12" draw:style-name="gr3" draw:text-style-name="P5" svg:x1="-0.044cm" svg:y1="25.594cm" svg:x2="-0.042cm" svg:y2="27.062cm"><text:p/></draw:line><draw:line draw:name="Line 13" draw:style-name="gr3" draw:text-style-name="P5" svg:x1="-0.942cm" svg:y1="25.583cm" svg:x2="17.33cm" svg:y2="25.585cm"><text:p/></draw:line><draw:line draw:name="Line 14" draw:style-name="gr3" draw:text-style-name="P5" svg:x1="1.046cm" svg:y1="25.608cm" svg:x2="1.048cm" svg:y2="27.063cm"><text:p/></draw:line><draw:line draw:name="Line 15" draw:style-name="gr3" draw:text-style-name="P5" svg:x1="3.549cm" svg:y1="25.608cm" svg:x2="3.549cm" svg:y2="27.083cm"><text:p/></draw:line><draw:g draw:style-name="gr13"><draw:g draw:style-name="gr13"><draw:custom-shape draw:name="Rectangle 21" draw:style-name="gr5" draw:text-style-name="P7" svg:width="0.807cm" svg:height="0.436cm" svg:x="-0.902cm" svg:y="26.574cm"><text:p text:style-name="P6"><text:span text:style-name="T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7" svg:width="1.006cm" svg:height="0.436cm" svg:x="0.01cm" svg:y="26.601cm"><text:p text:style-name="P6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7" svg:width="2.354cm" svg:height="0.436cm" svg:x="1.123cm" svg:y="26.601cm"><text:p text:style-name="P6"><text:span text:style-name="T4">№ </text:span><text:span text:style-name="T4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7" svg:width="1.403cm" svg:height="0.436cm" svg:x="3.609cm" svg:y="26.601cm"><text:p text:style-name="P6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7" svg:width="0.914cm" svg:height="0.436cm" svg:x="5.092cm" svg:y="26.601cm"><text:p text:style-name="P6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5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8" svg:width="9.884cm" svg:height="0.675cm" svg:x="6.053cm" svg:y="25.964cm"><text:p text:style-name="P6"><text:span text:style-name="T5">Б</text:span><text:span text:style-name="T5">Д</text:span><text:span text:style-name="T5">А</text:span><text:span text:style-name="T5">С</text:span><text:span text:style-name="T5">.</text:span><text:span text:style-name="T5">4</text:span><text:span text:style-name="T5">5</text:span><text:span text:style-name="T5">0</text:span><text:span text:style-name="T5">1</text:span><text:span text:style-name="T5">0</text:span><text:span text:style-name="T5">2</text:span><text:span text:style-name="T5">.</text:span><text:span text:style-name="T5">0</text:span><text:span text:style-name="T5">0</text:span><text:span text:style-name="T5">2</text:span><text:span text:style-name="T5"> </text:span><text:span text:style-name="T5">Т</text:span><text:span text:style-name="T5">З</text:span></text:p><text:p text:style-name="P6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5" svg:x1="-0.928cm" svg:y1="26.585cm" svg:x2="6.044cm" svg:y2="26.587cm"><text:p/></draw:line><draw:line draw:name="Line 31" draw:style-name="gr4" draw:text-style-name="P5" svg:x1="-0.942cm" svg:y1="26.079cm" svg:x2="6.032cm" svg:y2="26.081cm"><text:p/></draw:line></draw:g><draw:g draw:style-name="gr13"><draw:line draw:name="Line 51" draw:style-name="gr3" draw:text-style-name="P5" svg:x1="15.926cm" svg:y1="26.259cm" svg:x2="17.348cm" svg:y2="26.261cm"><text:p/></draw:line><draw:custom-shape draw:name="Rectangle 26" draw:style-name="gr26" draw:text-style-name="P7" svg:width="1.348cm" svg:height="0.678cm" svg:x="15.928cm" svg:y="25.68cm"><text:p text:style-name="P6"><text:span text:style-name="T4">А</text:span><text:span text:style-name="T4">р</text:span><text:span text:style-name="T4">к</text:span><text:span text:style-name="T4">у</text:span><text:span text:style-name="T4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7" svg:width="1.348cm" svg:height="0.678cm" svg:x="15.928cm" svg:y="26.421cm"><text:p text:style-name="P6"><text:span text:style-name="T4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<text:bookmark-start text:name="_Toc5147586801"/><text:span text:style-name="T1">Д</text:span><text:bookmark-end text:name="_Toc5147586801"/><text:span text:style-name="T1">АДАТ</text:span><text:span text:style-name="T2">АК</text:span><text:span text:style-name="T1"> </text:span><text:span text:style-name="T3">В</text:span></text:h>
      <text:h text:style-name="P4" text:outline-level="1"><text:s text:c="20"/>if abs(new_txload - old_txload) &gt; self.threshold:</text:h>
      <text:h text:style-name="P4" text:outline-level="1"><text:s text:c="24"/>interface.set_txload(current_txload)</text:h>
      <text:h text:style-name="P4" text:outline-level="1"><text:s text:c="24"/>self.router.restart_eigrp()</text:h>
      <text:h text:style-name="P4" text:outline-level="1"><text:s text:c="24"/>logging.critical('Metric is recalculated for router: {router}'</text:h>
      <text:h text:style-name="P4" text:outline-level="1"><text:s text:c="28"/>.format(router=self.router.get_host()))</text:h>
      <text:h text:style-name="P4" text:outline-level="1"><text:s text:c="24"/>logging.critical('Old Load: {old_load}; New Load: {new_load}'</text:h>
      <text:h text:style-name="P4" text:outline-level="1"><text:s text:c="28"/>.format(old_load=old_txload, new_load=current_txload))</text:h>
      <text:h text:style-name="P4" text:outline-level="1"><text:s text:c="24"/>break</text:h>
      <text:h text:style-name="P4" text:outline-level="1"><text:s text:c="20"/>else:</text:h>
      <text:h text:style-name="P4" text:outline-level="1"><text:s text:c="24"/>print('Load change on {interface_name} is less than threshold'</text:h>
      <text:h text:style-name="P4" text:outline-level="1"><text:s text:c="28"/>.format(interface_name=name))</text:h>
      <text:h text:style-name="P4" text:outline-level="1"><text:s text:c="24"/>print('New Load: {new_load}; Old Load: {old_load}'</text:h>
      <text:h text:style-name="P4" text:outline-level="1"><text:s text:c="28"/>.format(new_load=new_txload, old_load=old_txload))</text:h>
      <text:h text:style-name="P4" text:outline-level="1"><text:s text:c="16"/>time.sleep(Recalculation.TIMEOUT)</text:h>
      <text:h text:style-name="P4" text:outline-level="1"><text:s text:c="12"/>except:</text:h>
      <text:h text:style-name="P4" text:outline-level="1"><text:s text:c="16"/>logging.error('Router ({host}) is not found'.format(host=self.router.get_host()))</text:h>
      <text:h text:style-name="P4" text:outline-level="1"><text:s text:c="16"/>break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2</meta:editing-cycles>
    <meta:creation-date>2020-05-29T13:01:00</meta:creation-date>
    <dc:date>2020-06-07T18:46:22.232179525</dc:date>
    <meta:editing-duration>PT1H41M50S</meta:editing-duration>
    <meta:generator>LibreOffice/6.1.5.2$Linux_X86_64 LibreOffice_project/10$Build-2</meta:generator>
    <meta:document-statistic meta:table-count="0" meta:image-count="0" meta:object-count="0" meta:page-count="2" meta:paragraph-count="41" meta:word-count="117" meta:character-count="1843" meta:non-whitespace-character-count="11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